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text-properties fo:color="#000000"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text-properties fo:color="#000000" style:font-name="Times New Roman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4" style:family="paragraph" style:parent-style-name="Standard">
      <style:paragraph-properties style:text-autospace="none"/>
      <style:text-properties fo:color="#ff0000" style:font-name="Times New Roman" fo:font-size="10pt" style:font-name-asian="Tahoma" style:font-size-asian="10pt" style:font-name-complex="Tahoma" style:font-size-complex="10pt"/>
    </style:style>
    <style:style style:name="P15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8" style:family="paragraph" style:parent-style-name="Text_20_body">
      <style:text-properties style:font-name="Times New Roman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Times New Roman"/>
    </style:style>
    <style:style style:name="P23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0pt" fo:language="pt" fo:country="BR" style:font-size-asian="10pt" style:font-size-complex="10pt"/>
    </style:style>
    <style:style style:name="P24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5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6" style:family="paragraph" style:parent-style-name="Heading_20_1">
      <style:text-properties style:font-name="Times New Roman"/>
    </style:style>
    <style:style style:name="P27" style:family="paragraph" style:parent-style-name="Heading_20_3">
      <style:paragraph-properties fo:margin-left="0cm" fo:margin-right="0cm" fo:text-indent="0cm" style:auto-text-indent="false"/>
      <style:text-properties style:font-name="Times New Roman"/>
    </style:style>
    <style:style style:name="P28" style:family="paragraph" style:parent-style-name="Heading_20_3">
      <style:paragraph-properties fo:margin-left="0cm" fo:margin-right="0cm" fo:text-indent="0cm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9" style:family="paragraph" style:parent-style-name="Text_20_body" style:list-style-name="WW8Num7"/>
    <style:style style:name="P30" style:family="paragraph" style:parent-style-name="Text_20_body" style:list-style-name="WW8Num7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style:font-name-asian="OpenSymbol" style:font-name-complex="OpenSymbol"/>
    </style:style>
    <style:style style:name="T9" style:family="text">
      <style:text-properties style:font-name="Times New Roman" style:font-name-asian="OpenSymbol" style:font-size-asian="8.75pt" style:font-name-complex="OpenSymbol"/>
    </style:style>
    <style:style style:name="T10" style:family="text">
      <style:text-properties style:font-name="Times New Roman" style:font-name-asian="Verdana" style:font-name-complex="Verdana"/>
    </style:style>
    <style:style style:name="T11" style:family="text">
      <style:text-properties style:font-name="Times New Roman" fo:font-weight="normal" style:font-weight-asian="normal" style:font-weight-complex="normal"/>
    </style:style>
    <style:style style:name="T12" style:family="text">
      <style:text-properties fo:language="pt" fo:country="BR"/>
    </style:style>
    <style:style style:name="T13" style:family="text">
      <style:text-properties style:language-complex="ar" style:country-complex="SA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use-window-font-color="true" style:font-name-asian="Times New Roman" style:font-name-complex="Times New Roman" style:language-complex="ar" style:country-complex="SA"/>
    </style:style>
    <style:style style:name="T16" style:family="text">
      <style:text-properties style:font-name="OpenSymbol" fo:font-size="15pt" style:font-name-asian="OpenSymbol" style:font-size-asian="15pt" style:font-name-complex="OpenSymbol" style:font-size-complex="15pt"/>
    </style:style>
    <style:style style:name="T17" style:family="text">
      <style:text-properties fo:color="#ff0000" fo:font-size="11pt" style:font-size-asian="11pt" style:font-size-complex="11pt"/>
    </style:style>
    <style:style style:name="T18" style:family="text">
      <style:text-properties style:font-name-asian="OpenSymbol" style:font-name-complex="OpenSymbol"/>
    </style:style>
    <style:style style:name="T19" style:family="text">
      <style:text-properties fo:color="#000000" style:font-name-asian="OpenSymbol" style:font-name-complex="OpenSymbol"/>
    </style:style>
    <style:style style:name="T20" style:family="text">
      <style:text-properties fo:color="#000000" style:font-name-asian="Verdana" style:font-name-complex="Verdan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mória Virtual<text:line-break/>Caso de Uso: Cadastrar Autor</text:p>
      <text:h text:style-name="P26" text:outline-level="1">Breve Descrição</text:h>
      <text:p text:style-name="P18">Os bens Patrimoniais devem possuir um ou mais autores que foram responsáveis pela produção/construção daquele item. Quando não é possível <text:span text:style-name="T13">identificar</text:span> ou <text:span text:style-name="T13">discriminar</text:span> um autor, o bem patrimonial fica sem autor. A identificação da autoria <text:s/>deve ser escrita na forma direta, por extenso, de acordo com o documento ou fonte de pesquisa.</text:p>
      <text:h text:style-name="P26" text:outline-level="1">Breve Descrição dos Atores</text:h>
      <text:p text:style-name="Standard"><text:span text:style-name="T11"><text:tab/></text:span>Catalogador: C<text:span text:style-name="T5">adastra, exclui e altera os dados de qualquer <text:s/>autor.</text:span></text:p>
      <text:h text:style-name="P26" text:outline-level="1">Pré-condições</text:h>
      <text:p text:style-name="P18">O usuário estar logado no sistema.</text:p>
      <text:h text:style-name="P26" text:outline-level="1">Fluxo Básico de eventos</text:h>
      <text:list xml:id="list40239758" text:style-name="WW8Num7">
        <text:list-item>
          <text:p text:style-name="P30">O Catalogador seleciona a opção de cadastrar autor. O sistema exibe uma tela com os seguintes campos editáveis e opções:</text:p>
          <text:p text:style-name="P30">- campo “Tipo de Autoria”: O tipo autoria deve ser selecionada de uma lista em ordem alfabética, com os tipos de autoria especificados na seção 1, e um campo editável caso o tipo de autoria a qual o usuário deseja cadastrar não esteja listada e este selecionar a opção “Outras”.</text:p>
          <text:p text:style-name="P29"><text:span text:style-name="T6">- campo “Sobrenome”, </text:span><text:span text:style-name="T7">preenchimento obrigatório;</text:span></text:p>
          <text:p text:style-name="P29"><text:span text:style-name="T6">- campo “Nome”, </text:span><text:span text:style-name="T7">preenchimento obrigatório;</text:span></text:p>
          <text:p text:style-name="P30">- campo “Pseudônimo ou Codinome”</text:p>
          <text:p text:style-name="P30">- campo “Função ou Atividade”.A função ou Atividade deve ser selecionada de uma lista em ordem alfabética, de acordo com as especificações da seção 2, e um campo editável caso a função/atividade que o usuário deseja cadastrar não esteja listada e este selecionar a opção “Outras”.</text:p>
          <text:p text:style-name="P30">- campo “Data de Nascimento” <text:s text:c="6"/></text:p>
          <text:p text:style-name="P30">- campo “Data de Óbito” <text:s text:c="87"/></text:p>
        </text:list-item>
        <text:list-item>
          <text:p text:style-name="P30">Após preencher todos os dados obrigatórios, o catalogador confirma a operação, selecionando a opção “Salvar”.</text:p>
        </text:list-item>
        <text:list-item>
          <text:p text:style-name="P30">O sistema valida o cadastramento e exibe a mensagem “Autor Cadastrado com Sucesso” </text:p>
        </text:list-item>
        <text:list-item>
          <text:p text:style-name="P30">O caso de uso termina.</text:p>
        </text:list-item>
      </text:list>
      <text:h text:style-name="P26" text:outline-level="1">Fluxos Alternativos</text:h>
      <text:p text:style-name="P5"/>
      <text:h text:style-name="P27" text:outline-level="3" text:is-list-header="true">Fluxo Alternativo 1</text:h>
      <text:h text:style-name="P28" text:outline-level="3" text:is-list-header="true"><text:tab/><text:tab/></text:h>
      <text:p text:style-name="P19"><text:span text:style-name="T3"><text:tab/>Se no </text:span><text:span text:style-name="T4">Fluxo Básico</text:span><text:span text:style-name="T3"> a qualquer momento o usuário selecionar a opção “Cancelar” <text:tab/><text:tab/>o caso de uso termina. </text:span></text:p>
      <text:p text:style-name="P20"/>
      <text:p text:style-name="P20">Fluxo Alternativo 2</text:p>
      <text:p text:style-name="P20"/>
      <text:p text:style-name="P19"><text:soft-page-break/><text:span text:style-name="T3"><text:tab/>Se no passo 2 do </text:span><text:span text:style-name="T4">Fluxo Básico </text:span><text:span text:style-name="T3">o catalogador clica em "Salvar” sem ter preenchido </text:span><text:span text:style-name="Fonte_20_parág._20_padrão"><text:span text:style-name="T3">todos os <text:tab/>campos <text:tab/>obrigatórios, então:</text:span></text:span></text:p>
      <text:p text:style-name="P23"><text:s/>1. <text:s/>O sistema exibe a mensagem:</text:p>
      <text:p text:style-name="P24">“O campo &lt;nome do campo&gt; não foi preenchido”;</text:p>
      <text:p text:style-name="P20"><text:tab/> <text:s text:c="6"/>2. O caso de uso retorna ao passo 1 do fluxo básico.</text:p>
      <text:p text:style-name="P20"/>
      <text:p text:style-name="P20">Fluxo Alternativo 3</text:p>
      <text:p text:style-name="P20"/>
      <text:p text:style-name="P20"><text:tab/><text:span text:style-name="T15">Se no passo 2 do fluxo básico o usuário tiver selecionado a opção 'Outras' em Tipo de Autoria <text:tab/>ou Função ou atividade e clicar em 'Salvar' sem especificar qual o tipo de autoria ou Função</text:span></text:p>
      <text:p text:style-name="P9"><text:tab/>1. O sistema exibe mensagem 'Autoria/Função não especificada'.</text:p>
      <text:p text:style-name="P21"><text:tab/>2. O sistema retorna ao passo 1 do fluxo básico.</text:p>
      <text:h text:style-name="P26" text:outline-level="1">Pós-condições</text:h>
      <text:p text:style-name="Standard"><text:span text:style-name="T14"><text:tab/></text:span><text:span text:style-name="T2">Fluxo Básico: Um novo autor relacionado com aquele item está cadastrado no sistema.</text:span></text:p>
      <text:p text:style-name="P3"><text:tab/>Fluxo Alternativo 1: <text:span text:style-name="T12">Não ocorre alteração na base de dados do sistema.</text:span></text:p>
      <text:p text:style-name="P6"><text:tab/>Fluxo Alternativo 2: O cadastro de autoria está pendente.</text:p>
      <text:p text:style-name="P6"><text:tab/>Fluxo Alternativo 3: O cadastro de autoria está pendente.</text:p>
      <text:p text:style-name="P6"/>
      <text:p text:style-name="P8">Seção 1</text:p>
      <text:p text:style-name="P8"/>
      <text:p text:style-name="P12">TIPO DE AUTORIA:</text:p>
      <text:p text:style-name="P10"><text:span text:style-name="T16">-</text:span><text:span text:style-name="T6">Co-autor</text:span></text:p>
      <text:p text:style-name="P13"><text:span text:style-name="T18">- </text:span>Organizador</text:p>
      <text:p text:style-name="P13"><text:span text:style-name="T18">- </text:span>Tradutor</text:p>
      <text:p text:style-name="P13"><text:span text:style-name="T18">- </text:span>Editor</text:p>
      <text:p text:style-name="P13"><text:span text:style-name="T18">- </text:span>Diretor</text:p>
      <text:p text:style-name="P13"><text:span text:style-name="T18">- </text:span>Prefaciador</text:p>
      <text:p text:style-name="P13"><text:span text:style-name="T18">- </text:span>Coordenador</text:p>
      <text:p text:style-name="P13"><text:span text:style-name="T18">- </text:span>compilador</text:p>
      <text:p text:style-name="P13"><text:span text:style-name="T18">- </text:span>Ilustrador</text:p>
      <text:p text:style-name="P13"><text:span text:style-name="T18">- </text:span>Entrevistador</text:p>
      <text:p text:style-name="P13"><text:span text:style-name="T18">- </text:span>Autor Institucional</text:p>
      <text:p text:style-name="P13"><text:span text:style-name="T18">- </text:span>Entidade produtora</text:p>
      <text:p text:style-name="P13"><text:span text:style-name="T18">- </text:span>Agencia</text:p>
      <text:p text:style-name="P13"><text:span text:style-name="T18">- </text:span>Estudio</text:p>
      <text:p text:style-name="P13"><text:span text:style-name="T18">- </text:span>Fotografo</text:p>
      <text:p text:style-name="P13"><text:span text:style-name="T18">- </text:span>Figurinista</text:p>
      <text:p text:style-name="P13"><text:span text:style-name="T18">- </text:span>Fabricante</text:p>
      <text:p text:style-name="P13"><text:span text:style-name="T18">- </text:span>Palestrante</text:p>
      <text:p text:style-name="P10"><text:span text:style-name="T8">- </text:span><text:span text:style-name="T10">Outras (especificar)</text:span></text:p>
      <text:p text:style-name="P14"/>
      <text:p text:style-name="P8">Seção 2</text:p>
      <text:p text:style-name="P8"/>
      <text:p text:style-name="P11"><text:span text:style-name="T11">FUNÇÃO OU ATIVIDADE :</text:span><text:span text:style-name="T14"> </text:span><text:span text:style-name="T17"><text:s/></text:span></text:p>
      <text:p text:style-name="P15"/>
      <text:p text:style-name="P10"><text:span text:style-name="T9">- </text:span><text:span text:style-name="T6">Adaptador</text:span></text:p>
      <text:p text:style-name="P13"><text:span text:style-name="T18">- </text:span>Arquiteto</text:p>
      <text:p text:style-name="P13"><text:span text:style-name="T18">- </text:span>Arranjador</text:p>
      <text:p text:style-name="P13"><text:span text:style-name="T18">- </text:span>Classificador</text:p>
      <text:p text:style-name="P13"><text:span text:style-name="T18">- </text:span>Comentador</text:p>
      <text:p text:style-name="P13"><text:soft-page-break/><text:span text:style-name="T18">- </text:span>Compilador</text:p>
      <text:p text:style-name="P13"><text:span text:style-name="T18">- </text:span>Cozinheiro</text:p>
      <text:p text:style-name="P13"><text:span text:style-name="T18">- </text:span>Desenhista</text:p>
      <text:p text:style-name="P13"><text:span text:style-name="T18">- </text:span>Engenheiro</text:p>
      <text:p text:style-name="P13"><text:span text:style-name="T18">- </text:span>Escritor</text:p>
      <text:p text:style-name="P13"><text:span text:style-name="T18">- </text:span>Escultor</text:p>
      <text:p text:style-name="P13"><text:span text:style-name="T18">- </text:span>Financiador</text:p>
      <text:p text:style-name="P13"><text:span text:style-name="T18">- </text:span>Fotógrafo</text:p>
      <text:p text:style-name="P13"><text:span text:style-name="T18">- </text:span>Horticultor</text:p>
      <text:p text:style-name="P13"><text:span text:style-name="T18">- </text:span>Ilustrador</text:p>
      <text:p text:style-name="P13"><text:span text:style-name="T18">- </text:span>Intérprete (Para Som)</text:p>
      <text:p text:style-name="P13"><text:span text:style-name="T18">- </text:span>Jardineiro</text:p>
      <text:p text:style-name="P13"><text:span text:style-name="T18">- </text:span>Pintor</text:p>
      <text:p text:style-name="P13"><text:span text:style-name="T18">- </text:span>Relator</text:p>
      <text:p text:style-name="P13"><text:span text:style-name="T18">- </text:span>Relator</text:p>
      <text:p text:style-name="P13"><text:span text:style-name="T18">- </text:span>Revisor</text:p>
      <text:p text:style-name="P13"><text:span text:style-name="T18">- </text:span>Roteirista</text:p>
      <text:p text:style-name="P7"><text:span text:style-name="T19">- </text:span><text:span text:style-name="T20">Outras (especificar)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6/01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43</meta:editing-cycles>
    <meta:editing-duration>PT3H31M11S</meta:editing-duration>
    <meta:generator>BrOffice/3.3$Win32 LibreOffice_project/330m19$Build-301</meta:generator>
    <dc:date>2012-02-14T19:29:54.10</dc:date>
    <meta:document-statistic meta:table-count="2" meta:image-count="1" meta:object-count="0" meta:page-count="3" meta:paragraph-count="90" meta:word-count="580" meta:character-count="3469"/>
  </office:meta>
</office:document-meta>
</file>